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officeooo:rsid="00157d36"/>
    </style:style>
    <style:style style:name="T2" style:family="text">
      <style:text-properties officeooo:rsid="00176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rotocol</text:p>
      <text:p text:style-name="Preformatted_20_Text"/>
      <text:p text:style-name="Preformatted_20_Text">The <text:span text:style-name="T1">Memory</text:span> Layer:: <text:span text:style-name="T2">Devices:-</text:span>Monitor, Memory<text:span text:style-name="T2">::</text:span> Protocol:- Http, Https :: Manual Structure:-</text:p>
      <text:p text:style-name="Preformatted_20_Text">________________________________________________________________________________</text:p>
      <text:p text:style-name="Preformatted_20_Text">Manual Structure:-</text:p>
      <text:p text:style-name="Preformatted_20_Text">________________________________________________________________________________</text:p>
      <text:p text:style-name="Preformatted_20_Text">Automated Structure:-</text:p>
      <text:p text:style-name="Preformatted_20_Text"/>
      <text:p text:style-name="Preformatted_20_Text">________________________________________________________________________________</text:p>
      <text:p text:style-name="Preformatted_20_Text">Vulnerability</text:p>
      <text:p text:style-name="Preformatted_20_Text"/>
      <text:p text:style-name="Preformatted_20_Text">Clickjacking:-</text:p>
      <text:p text:style-name="Preformatted_20_Text"/>
      <text:p text:style-name="Preformatted_20_Text"/>
      <text:p text:style-name="Preformatted_20_Text">________________________________________________________________________________</text:p>
      <text:p text:style-name="Preformatted_20_Text">Impact</text:p>
      <text:p text:style-name="Preformatted_20_Text"/>
      <text:p text:style-name="Preformatted_20_Text">________________________________________________________________________________</text:p>
      <text:p text:style-name="Preformatted_20_Text">Mitig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0:04:30.958000000</meta:creation-date>
    <dc:date>2024-05-27T10:04:36.725000000</dc:date>
    <meta:editing-duration>PT6S</meta:editing-duration>
    <meta:editing-cycles>1</meta:editing-cycles>
    <meta:document-statistic meta:table-count="0" meta:image-count="0" meta:object-count="0" meta:page-count="1" meta:paragraph-count="13" meta:word-count="25" meta:character-count="580" meta:non-whitespace-character-count="568"/>
    <meta:generator>LibreOffice/24.2.2.2$Windows_X86_64 LibreOffice_project/d56cc158d8a96260b836f100ef4b4ef25d6f1a01</meta:generator>
  </office:meta>
</office:document-meta>
</file>